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Creation</text:p>
      <text:h text:style-name="Heading_20_2" text:outline-level="2">0 Introduction</text:h>
      <text:h text:style-name="Heading_20_3" text:outline-level="3">0.1 Key Idea</text:h>
      <text:p text:style-name="First_20_paragraph">The story of creation teaches us that God is the sovereign creator of all things.</text:p>
      <text:h text:style-name="Heading_20_3" text:outline-level="3">0.2 Creedal Verse</text:h>
      <text:p text:style-name="First_20_paragraph">“By faith we understand that the universe was created by God’s command, so that what is visible was not made out of things that were visible.” Hebrews 11:3</text:p>
      <text:h text:style-name="Heading_20_3" text:outline-level="3">0.3 Metanarrative Summary</text:h>
      <text:p text:style-name="First_20_paragraph">The eternal God created all things in six days. He made a good and perfect world. He made humans in his image to fill the earth and rule over creation.</text:p>
      <text:p text:style-name="PageBreakStyle"/>
      <text:h text:style-name="Heading_20_3" text:outline-level="3">0.4 Open Bible Story: The Creation</text:h>
      <text:h text:style-name="Heading_20_9" text:outline-level="9">01-01</text:h>
      <text:p text:style-name="First_20_paragraph"><draw:frame draw:name="img1" svg:width="307.2pt" svg:height="172.8pt"><draw:image xlink:href="Pictures/0.jpg" xlink:type="simple" xlink:show="embed" xlink:actuate="onLoad"/></draw:frame></text:p>
      <text:p text:style-name="Text_20_body">This is how God made everything in the beginning. He created the universe and everything in it in six days. After God created the earth it was dark and empty because he had not yet formed anything in it. But God’s Spirit was there over the water.</text:p>
      <text:h text:style-name="Heading_20_9" text:outline-level="9">01-02</text:h>
      <text:p text:style-name="First_20_paragraph"><draw:frame draw:name="img2" svg:width="307.2pt" svg:height="172.8pt"><draw:image xlink:href="Pictures/1.jpg" xlink:type="simple" xlink:show="embed" xlink:actuate="onLoad"/></draw:frame></text:p>
      <text:p text:style-name="Text_20_body">Then God said, “Let there be light!” And there was light. God saw that the light was good and called it “day.” He separated it from the darkness, which he called “night.” God created the light on the first day of creation.</text:p>
      <text:h text:style-name="Heading_20_9" text:outline-level="9">01-03</text:h>
      <text:p text:style-name="First_20_paragraph"><draw:frame draw:name="img3" svg:width="307.2pt" svg:height="172.8pt"><draw:image xlink:href="Pictures/2.jpg" xlink:type="simple" xlink:show="embed" xlink:actuate="onLoad"/></draw:frame></text:p>
      <text:p text:style-name="Text_20_body">On the second day of creation, God said, “Let there be an expanse above the waters.” And there was an expanse. God called this expanse “sky.”</text:p>
      <text:h text:style-name="Heading_20_9" text:outline-level="9">01-04</text:h>
      <text:p text:style-name="First_20_paragraph"><draw:frame draw:name="img4" svg:width="307.2pt" svg:height="172.8pt"><draw:image xlink:href="Pictures/3.jpg" xlink:type="simple" xlink:show="embed" xlink:actuate="onLoad"/></draw:frame></text:p>
      <text:p text:style-name="Text_20_body">On the third day, God said, “Let the water come together in one place and the dry land appear.” He called the dry land “earth,” and he called the water “seas.” God saw that what he had created was good.</text:p>
      <text:h text:style-name="Heading_20_9" text:outline-level="9">01-05</text:h>
      <text:p text:style-name="First_20_paragraph"><draw:frame draw:name="img5" svg:width="307.2pt" svg:height="172.8pt"><draw:image xlink:href="Pictures/4.jpg" xlink:type="simple" xlink:show="embed" xlink:actuate="onLoad"/></draw:frame></text:p>
      <text:p text:style-name="Text_20_body">Then God said, “Let the earth produce all kinds of trees and plants.” And that is what happened. God saw that what he had created was good.</text:p>
      <text:h text:style-name="Heading_20_9" text:outline-level="9">01-06</text:h>
      <text:p text:style-name="First_20_paragraph"><draw:frame draw:name="img6" svg:width="307.2pt" svg:height="172.8pt"><draw:image xlink:href="Pictures/5.jpg" xlink:type="simple" xlink:show="embed" xlink:actuate="onLoad"/></draw:frame></text:p>
      <text:p text:style-name="Text_20_body">On the fourth day of creation, God said, “Let there be lights in the sky.” And the sun, the moon, and the stars appeared. God made them to give light to the earth and to mark day and night, seasons and years. God saw that what he had created was good.</text:p>
      <text:h text:style-name="Heading_20_9" text:outline-level="9">01-07</text:h>
      <text:p text:style-name="First_20_paragraph"><draw:frame draw:name="img7" svg:width="307.2pt" svg:height="172.8pt"><draw:image xlink:href="Pictures/6.jpg" xlink:type="simple" xlink:show="embed" xlink:actuate="onLoad"/></draw:frame></text:p>
      <text:p text:style-name="Text_20_body">On the fifth day, God said, “Let living things fill the waters, and birds fly in the sky.” This is how he made everything that swims in the water and all the birds. God saw that it was good, and he blessed them.</text:p>
      <text:h text:style-name="Heading_20_9" text:outline-level="9">01-08</text:h>
      <text:p text:style-name="First_20_paragraph"><draw:frame draw:name="img8" svg:width="307.2pt" svg:height="172.8pt"><draw:image xlink:href="Pictures/7.jpg" xlink:type="simple" xlink:show="embed" xlink:actuate="onLoad"/></draw:frame></text:p>
      <text:p text:style-name="Text_20_body">On the sixth day of creation, God said, “Let there be all kinds of land animals!” And it happened just like God said. Some were farm animals, some crawled on the ground, and some were wild. And God saw that it was good.</text:p>
      <text:h text:style-name="Heading_20_9" text:outline-level="9">01-09</text:h>
      <text:p text:style-name="First_20_paragraph"><draw:frame draw:name="img9" svg:width="307.2pt" svg:height="172.8pt"><draw:image xlink:href="Pictures/8.jpg" xlink:type="simple" xlink:show="embed" xlink:actuate="onLoad"/></draw:frame></text:p>
      <text:p text:style-name="Text_20_body">Then God said, “Let us make human beings in our image to be like us. They will rule over the earth and all the animals.”</text:p>
      <text:h text:style-name="Heading_20_9" text:outline-level="9">01-10</text:h>
      <text:p text:style-name="First_20_paragraph"><draw:frame draw:name="img10" svg:width="307.2pt" svg:height="172.8pt"><draw:image xlink:href="Pictures/9.jpg" xlink:type="simple" xlink:show="embed" xlink:actuate="onLoad"/></draw:frame></text:p>
      <text:p text:style-name="Text_20_body">So God took some soil, formed it into a man, and breathed life into him. This man’s name was Adam. God planted a large garden where Adam could live, and put him there to care for it.</text:p>
      <text:h text:style-name="Heading_20_9" text:outline-level="9">01-11</text:h>
      <text:p text:style-name="First_20_paragraph"><draw:frame draw:name="img11" svg:width="307.2pt" svg:height="172.8pt"><draw:image xlink:href="Pictures/10.jpg" xlink:type="simple" xlink:show="embed" xlink:actuate="onLoad"/></draw:frame></text:p>
      <text:p text:style-name="Text_20_body">In the middle of the garden, God planted two special trees—the tree of life and the tree of the knowledge of good and evil. God told Adam that he could eat from any tree in the garden except from the tree of the knowledge of good and evil. If he ate from this tree, he would die.</text:p>
      <text:h text:style-name="Heading_20_9" text:outline-level="9">01-12</text:h>
      <text:p text:style-name="First_20_paragraph"><draw:frame draw:name="img12" svg:width="307.2pt" svg:height="172.8pt"><draw:image xlink:href="Pictures/11.jpg" xlink:type="simple" xlink:show="embed" xlink:actuate="onLoad"/></draw:frame></text:p>
      <text:p text:style-name="Text_20_body">Then God said, “It is not good for man to be alone.” But none of the animals could be Adam’s helper.</text:p>
      <text:h text:style-name="Heading_20_9" text:outline-level="9">01-13</text:h>
      <text:p text:style-name="First_20_paragraph"><draw:frame draw:name="img13" svg:width="307.2pt" svg:height="172.8pt"><draw:image xlink:href="Pictures/12.jpg" xlink:type="simple" xlink:show="embed" xlink:actuate="onLoad"/></draw:frame></text:p>
      <text:p text:style-name="Text_20_body">So God made Adam fall into a deep sleep. Then God took one of Adam’s ribs and made it into a woman and brought her to him.</text:p>
      <text:h text:style-name="Heading_20_9" text:outline-level="9">01-14</text:h>
      <text:p text:style-name="First_20_paragraph"><draw:frame draw:name="img14" svg:width="307.2pt" svg:height="172.8pt"><draw:image xlink:href="Pictures/13.jpg" xlink:type="simple" xlink:show="embed" xlink:actuate="onLoad"/></draw:frame></text:p>
      <text:p text:style-name="Text_20_body">When Adam saw her, he said, “At last! This one is like me! Let her be called ‘Woman,’ for she was made from Man.” This is why a man leaves his father and mother and becomes one with his wife.</text:p>
      <text:h text:style-name="Heading_20_9" text:outline-level="9">01-15</text:h>
      <text:p text:style-name="First_20_paragraph"><draw:frame draw:name="img15" svg:width="307.2pt" svg:height="172.8pt"><draw:image xlink:href="Pictures/14.jpg" xlink:type="simple" xlink:show="embed" xlink:actuate="onLoad"/></draw:frame></text:p>
      <text:p text:style-name="Text_20_body">God made man and woman in his own image. He blessed them and told them, “Have many children and grandchildren and fill the earth!” And God saw that everything he had made was very good, and he was very pleased with all of it. This all happened on the sixth day of creation.</text:p>
      <text:h text:style-name="Heading_20_9" text:outline-level="9">01-16</text:h>
      <text:p text:style-name="First_20_paragraph"><draw:frame draw:name="img16" svg:width="307.2pt" svg:height="172.8pt"><draw:image xlink:href="Pictures/15.jpg" xlink:type="simple" xlink:show="embed" xlink:actuate="onLoad"/></draw:frame></text:p>
      <text:p text:style-name="Text_20_body">When the seventh day came, God had finished all the work that he had been doing. He blessed the seventh day and made it holy because on this day he stopped creating things. This is how God created the universe and everything in it.</text:p>
      <text:p text:style-name="Text_20_body"><text:span text:style-name="T1">A Bible story from: Genesis 1-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1-01</text:h>
      <text:p text:style-name="First_20_paragraph">Where did everything in the universe come from?<text:line-break/>God created everything.</text:p>
      <text:p text:style-name="Text_20_body">How long did it take God to create everything?<text:line-break/>He took six days.</text:p>
      <text:p text:style-name="Text_20_body">Before God formed his world what was it like?<text:line-break/>The earth was dark and empty.</text:p>
      <text:p text:style-name="Text_20_body">Who was over the water?<text:line-break/>God’s Spirit was over the water.</text:p>
      <text:h text:style-name="Heading_20_4" text:outline-level="4">01-02</text:h>
      <text:p text:style-name="First_20_paragraph">What did God create on the first day?<text:line-break/>On the first day, God created light.</text:p>
      <text:p text:style-name="Text_20_body">How did God create the light?<text:line-break/>God created light by speaking. He said, “Let there be light.”</text:p>
      <text:p text:style-name="Text_20_body">When God separated light and darkness what did he call them?<text:line-break/>God called the light “day” and the darkness “night.”</text:p>
      <text:p text:style-name="Text_20_body">What was God’s response to the day and night he created on the first day?<text:line-break/>He said they were good.</text:p>
      <text:h text:style-name="Heading_20_4" text:outline-level="4">01-03</text:h>
      <text:p text:style-name="First_20_paragraph">What did God create on the second day?<text:line-break/>On the second day, God created sky.</text:p>
      <text:h text:style-name="Heading_20_4" text:outline-level="4">01-04</text:h>
      <text:p text:style-name="First_20_paragraph">What did God create on the third day?<text:line-break/>On the third day, God created dry land.</text:p>
      <text:p text:style-name="Text_20_body">What did names did God give to the dry land and the gathered waters?<text:line-break/>God named the dry land “earth” and the gathered waters “seas.”</text:p>
      <text:p text:style-name="Text_20_body">What was God’s response to the earth and the seas he created on the third day?<text:line-break/>He said they were good.</text:p>
      <text:h text:style-name="Heading_20_4" text:outline-level="4">01-05</text:h>
      <text:p text:style-name="First_20_paragraph">What else did God create on the third day?<text:line-break/>On the third day, God also created trees and plants.</text:p>
      <text:p text:style-name="Text_20_body">What was God’s response to the trees and plants he created on the third day?<text:line-break/>He said they were good.</text:p>
      <text:h text:style-name="Heading_20_4" text:outline-level="4">01-06</text:h>
      <text:p text:style-name="First_20_paragraph">What did God create on the fourth day?<text:line-break/>On the fourth day, God created lights in the sky: the sun, moon, and stars.</text:p>
      <text:p text:style-name="Text_20_body">What was the purpose of these lights?<text:line-break/>The lights gave light to the earth and marked time.</text:p>
      <text:p text:style-name="Text_20_body">What was God’s response to the sun, moon, and stars he created on the fourth day?<text:line-break/>He said they were good.</text:p>
      <text:h text:style-name="Heading_20_4" text:outline-level="4">01-07</text:h>
      <text:p text:style-name="First_20_paragraph">What did God create on the fifth day?<text:line-break/>On the fifth day, God made living creatures that swam in the water and flew in the sky.</text:p>
      <text:p text:style-name="Text_20_body">What was God’s response to the things in the seas and the birds he created on the fifth day?<text:line-break/>He said they were good and he blessed them.</text:p>
      <text:h text:style-name="Heading_20_4" text:outline-level="4">01-08</text:h>
      <text:p text:style-name="First_20_paragraph">What did God create on the sixth day?<text:line-break/>On the sixth day, God made land animals.</text:p>
      <text:p text:style-name="Text_20_body">What kind of land animals did God create?<text:line-break/>God made farm animals, crawling animals, and wild animals.</text:p>
      <text:p text:style-name="Text_20_body">What was God’s response to the land animals he created on the sixth day?<text:line-break/>He said they were good.</text:p>
      <text:h text:style-name="Heading_20_4" text:outline-level="4">01-09</text:h>
      <text:p text:style-name="First_20_paragraph">What else did God create on the sixth day?<text:line-break/>On the sixth day, God also created humans.</text:p>
      <text:p text:style-name="Text_20_body">In what way did God make man different than the animals?<text:line-break/>He made man in his image and in his likeness.</text:p>
      <text:p text:style-name="Text_20_body">What did God say would be the responsibility of the human beings?<text:line-break/>They would have authority over the earth and over the animals, and would care for them.</text:p>
      <text:h text:style-name="Heading_20_4" text:outline-level="4">01-10</text:h>
      <text:p text:style-name="First_20_paragraph">How did God make the first man?<text:line-break/>God formed him from the soil.</text:p>
      <text:p text:style-name="Text_20_body">How did the man become alive?<text:line-break/>God breathed life into him.</text:p>
      <text:p text:style-name="Text_20_body">What was the name of the man?<text:line-break/>His name was Adam.</text:p>
      <text:p text:style-name="Text_20_body">Where did God put Adam?<text:line-break/>He put Adam in a garden that God planted to care for it.</text:p>
      <text:h text:style-name="Heading_20_4" text:outline-level="4">01-11</text:h>
      <text:p text:style-name="First_20_paragraph">From which special tree was Adam not allowed to eat?<text:line-break/>He could not eat from the tree of the knowledge of good and evil.</text:p>
      <text:p text:style-name="Text_20_body">What would happen if Adam ate from the tree of the knowledge of good and evil?<text:line-break/>He would die.</text:p>
      <text:h text:style-name="Heading_20_4" text:outline-level="4">01-12</text:h>
      <text:p text:style-name="First_20_paragraph">Why was Adam alone when there were all kinds of animals?<text:line-break/>The animals were not able to be a helper for Adam.</text:p>
      <text:h text:style-name="Heading_20_4" text:outline-level="4">01-13</text:h>
      <text:p text:style-name="First_20_paragraph">How did God make the woman?<text:line-break/>He formed her from Adam’s rib.</text:p>
      <text:h text:style-name="Heading_20_4" text:outline-level="4">01-14</text:h>
      <text:p text:style-name="First_20_paragraph">What did the name woman mean to Adam?<text:line-break/>It meant that she was made from man.</text:p>
      <text:p text:style-name="Text_20_body">What happens when a man and woman become husband and wife?<text:line-break/>They become one and start a family.</text:p>
      <text:h text:style-name="Heading_20_4" text:outline-level="4">01-15</text:h>
      <text:p text:style-name="First_20_paragraph">Who was created in God’s image?<text:line-break/>Both man and woman were created in God’s image.</text:p>
      <text:p text:style-name="Text_20_body">What did God say when he blessed humans?<text:line-break/>God blessed humans and told them to have many children and fill the earth.</text:p>
      <text:p text:style-name="Text_20_body">What did God say about his creation when he finished it?<text:line-break/>He said it was very good.</text:p>
      <text:h text:style-name="Heading_20_4" text:outline-level="4">01-16</text:h>
      <text:p text:style-name="First_20_paragraph">What did God do on the seventh day?<text:line-break/>He finished all his work and blessed the seventh day and made it hol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1-01</text:h>
      <text:p text:style-name="First_20_paragraph"><text:span text:style-name="T2">God</text:span> The term <text:span text:style-name="T2">God</text:span> refers to the eternal being who created the universe out of nothing. <text:span text:style-name="T2">God</text:span> exists as Father, Son, and Holy Spirit. What words in your language mean <text:span text:style-name="T2">God</text:span> as in the eternal, powerful, and supreme creator of all things?</text:p>
      <text:p/>
      <text:p text:style-name="Text_20_body"><text:span text:style-name="T2">In the beginning</text:span> God has always existed, even before all creation. The world did not always exist. God created the world out of nothing. This marked the beginning of all created things. How would you phrase <text:span text:style-name="T2">in the beginning</text:span> to mean the beginning of all things (before anything existed except God)?</text:p>
      <text:p/>
      <text:p text:style-name="Text_20_body"><text:span text:style-name="T2">created</text:span> God made all things out of nothing. What words in your language mean <text:span text:style-name="T2">created</text:span> as in God made all things from nothing?</text:p>
      <text:p/>
      <text:p text:style-name="Text_20_body"><text:span text:style-name="T2">dark and empty</text:span> At this time the earth had no light and was empty. How would you say that the earth was <text:span text:style-name="T2">dark</text:span> to mean the earth was completely dark without light? How would you say that the earth was <text:span text:style-name="T2">empty</text:span> as in God had not yet created anything except for the bare earth covered by water?</text:p>
      <text:p/>
      <text:p text:style-name="Text_20_body"><text:span text:style-name="T2">God’s</text:span> Spirit The Spirit of God, sometimes called the Holy Spirit, was present in the beginning. He is God and not a lesser spirit. He was moving freely over the earth in order to create all that he had planned to do. How would you say <text:span text:style-name="T2">God’s</text:span> Spirit as in he who is equal to God and not a lesser spirit?</text:p>
      <text:p/>
      <text:h text:style-name="Heading_20_4" text:outline-level="4">01-02</text:h>
      <text:p text:style-name="First_20_paragraph"><text:span text:style-name="T2">Let there be light</text:span> God created things by speaking commands. How would you say <text:span text:style-name="T2">Let there be light</text:span> to mean God commanded the light to exist?</text:p>
      <text:p/>
      <text:p text:style-name="Text_20_body"><text:span text:style-name="T2">there was light</text:span> When God commanded the light to exist, it came into existence. How would you say <text:span text:style-name="T2">there was light</text:span> to mean that light came into existence as a result of God’s command?</text:p>
      <text:p/>
      <text:p text:style-name="Text_20_body"><text:span text:style-name="T2">separated</text:span> When God <text:span text:style-name="T2">separated</text:span> light from darkness he made a distinction between them. What words in your language mean <text:span text:style-name="T2">separated</text:span> as in to distinguish or make a distinction between things?</text:p>
      <text:p/>
      <text:p text:style-name="Text_20_body"><text:span text:style-name="T2">God saw that the light was good</text:span> When God created things, they were pleasing to him and accomplished his plan and purpose. How would you phrase <text:span text:style-name="T2">God saw that the light was good</text:span> to mean God was pleased with the light he created?</text:p>
      <text:p/>
      <text:p text:style-name="Text_20_body"><text:span text:style-name="T2">first day</text:span> God’s work of creation was orderly, purposeful, and sequential. God made all things in six days. God created light on the <text:span text:style-name="T2">first day</text:span> in a sequence of six days. How would you refer to the the <text:span text:style-name="T2">first day</text:span> as in the day one of a sequence of six days?</text:p>
      <text:p/>
      <text:h text:style-name="Heading_20_4" text:outline-level="4">01-03</text:h>
      <text:p text:style-name="First_20_paragraph"><text:span text:style-name="T2">expanse</text:span> An <text:span text:style-name="T2">expanse</text:span> is a large empty space. This <text:span text:style-name="T2">expanse</text:span> is named the sky. What words in your language mean <text:span text:style-name="T2">expanse</text:span> as in a large empty space?</text:p>
      <text:p/>
      <text:p text:style-name="Text_20_body"><text:span text:style-name="T2">sky</text:span> The <text:span text:style-name="T2">sky</text:span> refers to the space above the earth, including the air we breathe and the heavens. How would you refer to the <text:span text:style-name="T2">sky</text:span> as in the space above the earth?</text:p>
      <text:p/>
      <text:h text:style-name="Heading_20_4" text:outline-level="4">01-04</text:h>
      <text:p text:style-name="First_20_paragraph"><text:span text:style-name="T2">Let the water come together in one place and the dry land appear</text:span> God created the dry land by commanding the waters to gather together. When this happened, dry land became visible. How would express the command <text:span text:style-name="T2">Let the water come together in one place and the dry land appear</text:span> to mean God ordered the waters to gather together and he ordered the dry land to become visible?</text:p>
      <text:p/>
      <text:h text:style-name="Heading_20_4" text:outline-level="4">01-05</text:h>
      <text:p text:style-name="First_20_paragraph"><text:span text:style-name="T2">Let the earth produce all kinds of trees and plants</text:span> God commanded the earth to produce tress and plants. How would you express the command <text:span text:style-name="T2">Let the earth produce all kinds of trees and plants</text:span> to mean God ordered the earth to sprout many different kinds of trees and plants?</text:p>
      <text:p/>
      <text:h text:style-name="Heading_20_4" text:outline-level="4">01-06</text:h>
      <text:p text:style-name="First_20_paragraph"><text:span text:style-name="T2">Let there be lights in the sky</text:span> God commanded lights to exist in the sky. These lights are shining objects that give light to the earth. These lights are the sun, the moon, and the stars. How would you express the phrase <text:span text:style-name="T2">Let there be lights in the sky</text:span> to mean God created shining objects in the sky giving a command?</text:p>
      <text:p/>
      <text:h text:style-name="Heading_20_4" text:outline-level="4">01-07</text:h>
      <text:p text:style-name="First_20_paragraph"><text:span text:style-name="T2">Let living things fill the waters, and birds fly in the sky</text:span> God created water creatures and birds by commanding them to exist. How would you express <text:span text:style-name="T2">Let living things fill the waters, and birds fly in the sky</text:span> as a command in which God orders living creatures to fill waters and birds to fly in the sky?</text:p>
      <text:p/>
      <text:p text:style-name="Text_20_body"><text:span text:style-name="T2">blessed</text:span> When God <text:span text:style-name="T2">blessed</text:span> the living creatures, he spoke his intent that these creatures prosper and that things would go well for them in the world in which he had placed them. What words in your language mean <text:span text:style-name="T2">blessed</text:span> as in to cause to prosper or to intend that good things happen?</text:p>
      <text:p/>
      <text:h text:style-name="Heading_20_4" text:outline-level="4">01-08</text:h>
      <text:p text:style-name="First_20_paragraph"><text:span text:style-name="T2">Let there be all kinds of land animals</text:span> God created land all kinds of animals that live on the land. He created farm animals, crawling animals, and wild animals. How would you express the command <text:span text:style-name="T2">Let there be all kinds of land animals</text:span> to mean that God ordered land animals to come into existence?</text:p>
      <text:p/>
      <text:h text:style-name="Heading_20_4" text:outline-level="4">01-09</text:h>
      <text:p text:style-name="First_20_paragraph"><text:span text:style-name="T2">Let us make</text:span> There is only one God. God is using a plural to refer to himself. Some think that God is using the plural to express his majesty and others think that God is speaking to the Spirit and the Son. God is one God who exists as three persons: God the Father, God the Son, and God the Holy Spirit. How would you phrase <text:span text:style-name="T2">Let us make</text:span> to mean God is making a deliberate, willful decision to create man in a particular way for a particular purpose?</text:p>
      <text:p/>
      <text:p text:style-name="Text_20_body"><text:span text:style-name="T2">in our image to be like us</text:span> God created humans in God’s image. An image is a physical representation that displays the qualities or traits of something or someone else. How would you phrase <text:span text:style-name="T2">in our image to be like us</text:span> to mean God created humans to be very much like God, although not exactly the same?</text:p>
      <text:p/>
      <text:p text:style-name="Text_20_body"><text:span text:style-name="T2">rule over</text:span> God gave humans the right and power to manage, guide, and oversee his creation. What words in your language mean <text:span text:style-name="T2">rule over</text:span> as in to exercise authority over as a king would have authority over his kingdom?</text:p>
      <text:p/>
      <text:h text:style-name="Heading_20_4" text:outline-level="4">01-10</text:h>
      <text:p text:style-name="First_20_paragraph"><text:span text:style-name="T2">formed</text:span> God created man by personally fashioning the man in the same way that a person shapes something with his hands. This is a different word than create. What words in your language mean <text:span text:style-name="T2">formed</text:span> as in to shape or fashion something?</text:p>
      <text:p/>
      <text:p text:style-name="Text_20_body"><text:span text:style-name="T2">to care for it</text:span> God put Adam in the garden maintain it by preparing soil, planting, tending, and harvesting. What words in your language me <text:span text:style-name="T2">to care for it</text:span> as in to look after and tend to as a farmer would cultivate his land?</text:p>
      <text:p/>
      <text:h text:style-name="Heading_20_4" text:outline-level="4">01-11</text:h>
      <text:p text:style-name="First_20_paragraph"><text:span text:style-name="T2">the tree of the knowledge of good and evil</text:span> God prohibited humans from eating from this tree. The fruit of this tree could enable a person to know both good and evil. How would you phrase <text:span text:style-name="T2">the tree of the knowledge of good and evil</text:span> to mean that this tree could enable a person to know both good and evil?</text:p>
      <text:p/>
      <text:h text:style-name="Heading_20_4" text:outline-level="4">01-12</text:h>
      <text:p text:style-name="First_20_paragraph"><text:span text:style-name="T2">helper</text:span> None of the animals was similar enough to Adam to be able to help Adam do what God wanted him to do. A <text:span text:style-name="T2">helper</text:span> is someone who can assist someone else in fulfilling a purpose or a task. What words in your language mean <text:span text:style-name="T2">helper</text:span> as in someone who can help someone else accomplish a task or a purpose?</text:p>
      <text:p/>
      <text:h text:style-name="Heading_20_4" text:outline-level="4">01-13</text:h>
      <text:p text:style-name="First_20_paragraph"><text:span text:style-name="T2">deep sleep</text:span> God caused Adam to fall asleep so that he was unaware of what was happening. What words in your language mean <text:span text:style-name="T2">deep sleep</text:span> as in a heavy sleep when one is not aware of what is going on?</text:p>
      <text:p/>
      <text:h text:style-name="Heading_20_4" text:outline-level="4">01-14</text:h>
      <text:p text:style-name="First_20_paragraph"><text:span text:style-name="T2">like me</text:span> Woman was created from Adam’s rib. She was like Adam but not identical. How would you phrase <text:span text:style-name="T2">like me</text:span> to mean the woman was the same kind of being as Adam, even though she was not exactly the same as he was?</text:p>
      <text:p/>
      <text:h text:style-name="Heading_20_4" text:outline-level="4">01-15</text:h>
      <text:p text:style-name="First_20_paragraph"><text:span text:style-name="T2">very good</text:span> After the creation of humans God finished making everything. At this time God considered it <text:span text:style-name="T2">very good</text:span> because he had completed his creation. How would you phrase <text:span text:style-name="T2">very good</text:span> to mean God was very pleased with his creation?</text:p>
      <text:p/>
      <text:h text:style-name="Heading_20_4" text:outline-level="4">01-16</text:h>
      <text:p text:style-name="First_20_paragraph"><text:span text:style-name="T2">made it holy</text:span> God set the seventh day apart from the other days. He did not want people to use it the same way as the other six days of the week. What words in your language mean <text:span text:style-name="T2">made it holy</text:span> to mean God set it apart or called it his own?</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create all things? What repeated things happened in creation? (01-01, 01-02)</text:h>
      <text:p text:style-name="First_20_paragraph">God made everything. He caused everything to exist. God existed for all time: he has no beginning and no end. God brought all things into existence. (01-01)</text:p>
      <text:p/>
      <text:p text:style-name="Text_20_body">God made all things in six days. (01-01)</text:p>
      <text:p/>
      <text:p text:style-name="Text_20_body">When God created the earth, the Spirit was over the water. God has control and authority over all his creation. (01-01)</text:p>
      <text:p/>
      <text:p text:style-name="Text_20_body">God created by speaking. God’s word was so powerful that when he spoke things came into existence. (01-02)</text:p>
      <text:p/>
      <text:p text:style-name="Text_20_body">God saw that his creation was good. Everything that God made was beautiful, good, and perfect. God was pleased with what he made. (01-02)</text:p>
      <text:p/>
      <text:p text:style-name="Text_20_body">God gave things he created names. God gives each thing a purpose and a place in his creation. (01-02)</text:p>
      <text:p/>
      <text:p text:style-name="Text_20_body">God separated some created things from other created things so that there was order and structure. (01-02)</text:p>
      <text:p/>
      <text:h text:style-name="Heading_20_5" text:outline-level="5">What is important about the order of creation? (01-02, 01-03, 01-04, 01-05, 01-06, 01-07, 01-08)</text:h>
      <text:p text:style-name="First_20_paragraph">When God created the earth it was dark, empty, and unformed. On the first day of creation, God created light. On the first three days of creation God shaped/formed the earth. One the next three days of creation God filled the earth. (01-02, 01-03, 01-04, 01-05, 01-06, 01-07, 01-08)</text:p>
      <text:p/>
      <text:p text:style-name="Text_20_body">On day 1, God separated light and darkness. On day 2, God separated sky and water. On day 3, God separated dry land and seas. On day 3, God filled his earth with plants and trees. On day 4, God filled the sky with the sun, moon, and stars. On day 5, God filled the waters with water animals and the sky with flying animals. On day 6, God filled the earth with land animals and humans. (01-02, 01-03, 01-04, 01-05, 01-06, 01-07, 01-08)</text:p>
      <text:p/>
      <text:h text:style-name="Heading_20_5" text:outline-level="5">What was special/unique about how God created humans? (01-09, 01-10, 01-11, 01-12, 01-13, 01-14, 01-15)</text:h>
      <text:p text:style-name="First_20_paragraph">When God created humans, he spoke to himself and said “Let us make.” Because humans were special part of God’s creation, God took time to express what he was going to do. (01-09)</text:p>
      <text:p/>
      <text:p text:style-name="Text_20_body">God made humans in his image. Humans were created to be God’s special representatives in creation. (01-09)</text:p>
      <text:p/>
      <text:p text:style-name="Text_20_body">God created humans to rule over the created world. (01-09)</text:p>
      <text:p/>
      <text:p text:style-name="Text_20_body">God made humans out of dust of the ground. He fashioned man like a potter would fashion clay into a piece of pottery. (01-10)</text:p>
      <text:p/>
      <text:p text:style-name="Text_20_body">God made a special garden for man. He put man in the garden and put him there to take care of it. God gave man a purpose on the earth. (01-10)</text:p>
      <text:p/>
      <text:p text:style-name="Text_20_body">God placed two special trees in the garden: the tree of the knowledge of good and evil and the tree of life. God told Adam that he could eat from any tree in the garden except the tree of the knowledge of good and evil. God created humans to follow God’s commands. Life works best when we follow God’s commands. (01-11)</text:p>
      <text:p/>
      <text:p text:style-name="Text_20_body">At first man was alone. No animal could be man’s helper. God created woman from man’s rib. Woman was man’s special companion. God created humans to enjoy fellowship with other humans. When God created man and woman he considered it very good. (01-12, 01-13, 01-14, 01-15)</text:p>
      <text:p/>
      <text:p text:style-name="Text_20_body">God told man and woman to have children and grandchildren and fill the earth. God made humans to spread across the earth. (01-15)</text:p>
      <text:p/>
      <text:h text:style-name="Heading_20_5" text:outline-level="5">Why is the seventh day important? (01-16)</text:h>
      <text:p text:style-name="First_20_paragraph">After the sixth day, God finished creating everything. God stopped working on the seventh day. (01-16)</text:p>
      <text:p/>
      <text:p text:style-name="Text_20_body">God blessed the seventh day and made it a holy day that was set apart to himself. (01-16)</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the story of creation teach us about God?</text:p>
        </text:list-item>
        <text:list-item>
          <text:p text:style-name="P1">How does this story help us understand what creation should be like?</text:p>
        </text:list-item>
        <text:list-item>
          <text:p text:style-name="P1">From the story of creation, what do we learn about what it means to be huma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we express gratitude and praise to God for his work of creation?</text:p>
        </text:list-item>
        <text:list-item>
          <text:p text:style-name="P2">How is your present experience in the world different from what the world was originally created to be?</text:p>
        </text:list-item>
        <text:list-item>
          <text:p text:style-name="P2">When you hear about how the world was originally created, what kinds of longings and desires do you have for that perfect world?</text:p>
        </text:list-item>
        <text:list-item>
          <text:p text:style-name="P2">What kinds of hopes, desires, and longings do you have for the world? What are the ways you wish the world could be?</text:p>
        </text:list-item>
        <text:list-item>
          <text:p text:style-name="P2">How should you live your life differently now that you know how and why God created human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2:21:39Z</meta:creation-date>
    <dc:date>2023-05-24T12:21:39Z</dc:date>
    <meta:user-defined meta:name="subtitle" meta:value-type="string">The Creation</meta:user-defined>
  </office:meta>
</office:document-meta>
</file>